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 1</text:p>
      <text:p text:style-name="Standard">#include &lt;iostream&gt;</text:p>
      <text:p text:style-name="Standard">using namespace std;</text:p>
      <text:p text:style-name="Standard"/>
      <text:p text:style-name="Standard">#define SIZE 5</text:p>
      <text:p text:style-name="Standard"/>
      <text:p text:style-name="Standard">class Stack {</text:p>
      <text:p text:style-name="Standard"><text:s text:c="4"/>int arr[SIZE];</text:p>
      <text:p text:style-name="Standard"><text:s text:c="4"/>int top;</text:p>
      <text:p text:style-name="Standard">public:</text:p>
      <text:p text:style-name="Standard"><text:s text:c="4"/>Stack() { top = -1; }</text:p>
      <text:p text:style-name="Standard"/>
      <text:p text:style-name="Standard"><text:s text:c="4"/>void push(int x) {</text:p>
      <text:p text:style-name="Standard"><text:s text:c="8"/>if (isFull()) {</text:p>
      <text:p text:style-name="Standard"><text:s text:c="12"/>cout &lt;&lt; "Stack Overflow\n";</text:p>
      <text:p text:style-name="Standard"><text:s text:c="12"/>return;</text:p>
      <text:p text:style-name="Standard"><text:s text:c="8"/>}</text:p>
      <text:p text:style-name="Standard"><text:s text:c="8"/>arr[++top] = x;</text:p>
      <text:p text:style-name="Standard"><text:s text:c="8"/>cout &lt;&lt; x &lt;&lt; " pushed into stack\n";</text:p>
      <text:p text:style-name="Standard"><text:s text:c="4"/>}</text:p>
      <text:p text:style-name="Standard"><text:soft-page-break/></text:p>
      <text:p text:style-name="Standard"><text:s text:c="4"/>void pop() {</text:p>
      <text:p text:style-name="Standard"><text:s text:c="8"/>if (isEmpty()) {</text:p>
      <text:p text:style-name="Standard"><text:s text:c="12"/>cout &lt;&lt; "Stack Underflow\n";</text:p>
      <text:p text:style-name="Standard"><text:s text:c="12"/>return;</text:p>
      <text:p text:style-name="Standard"><text:s text:c="8"/>}</text:p>
      <text:p text:style-name="Standard"><text:s text:c="8"/>cout &lt;&lt; arr[top--] &lt;&lt; " popped from stack\n";</text:p>
      <text:p text:style-name="Standard"><text:s text:c="4"/>}</text:p>
      <text:p text:style-name="Standard"/>
      <text:p text:style-name="Standard"><text:s text:c="4"/>bool isEmpty() {</text:p>
      <text:p text:style-name="Standard"><text:s text:c="8"/>return (top == -1);</text:p>
      <text:p text:style-name="Standard"><text:s text:c="4"/>}</text:p>
      <text:p text:style-name="Standard"/>
      <text:p text:style-name="Standard"><text:s text:c="4"/>bool isFull() {</text:p>
      <text:p text:style-name="Standard"><text:s text:c="8"/>return (top == SIZE - 1);</text:p>
      <text:p text:style-name="Standard"><text:s text:c="4"/>}</text:p>
      <text:p text:style-name="Standard"/>
      <text:p text:style-name="Standard"><text:s text:c="4"/>void peek() {</text:p>
      <text:p text:style-name="Standard"><text:s text:c="8"/>if (isEmpty())</text:p>
      <text:p text:style-name="Standard"><text:s text:c="12"/>cout &lt;&lt; "Stack is empty\n";</text:p>
      <text:p text:style-name="Standard"><text:s text:c="8"/>else</text:p>
      <text:p text:style-name="Standard"><text:soft-page-break/><text:s text:c="12"/>cout &lt;&lt; "Top element: " &lt;&lt; arr[top] &lt;&lt; endl;</text:p>
      <text:p text:style-name="Standard"><text:s text:c="4"/>}</text:p>
      <text:p text:style-name="Standard"/>
      <text:p text:style-name="Standard"><text:s text:c="4"/>void display() {</text:p>
      <text:p text:style-name="Standard"><text:s text:c="8"/>if (isEmpty()) {</text:p>
      <text:p text:style-name="Standard"><text:s text:c="12"/>cout &lt;&lt; "Stack is empty\n";</text:p>
      <text:p text:style-name="Standard"><text:s text:c="12"/>return;</text:p>
      <text:p text:style-name="Standard"><text:s text:c="8"/>}</text:p>
      <text:p text:style-name="Standard"><text:s text:c="8"/>cout &lt;&lt; "Stack elements: ";</text:p>
      <text:p text:style-name="Standard"><text:s text:c="8"/>for (int i = top; i &gt;= 0; i--)</text:p>
      <text:p text:style-name="Standard"><text:s text:c="12"/>cout &lt;&lt; arr[i] &lt;&lt; " ";</text:p>
      <text:p text:style-name="Standard"><text:s text:c="8"/>cout &lt;&lt; endl;</text:p>
      <text:p text:style-name="Standard"><text:s text:c="4"/>}</text:p>
      <text:p text:style-name="Standard">};</text:p>
      <text:p text:style-name="Standard"/>
      <text:p text:style-name="Standard">int main() {</text:p>
      <text:p text:style-name="Standard"><text:s text:c="4"/>Stack s;</text:p>
      <text:p text:style-name="Standard"><text:s text:c="4"/>int choice, value;</text:p>
      <text:p text:style-name="Standard"/>
      <text:p text:style-name="Standard"><text:s text:c="4"/>do {</text:p>
      <text:p text:style-name="Standard"><text:s text:c="8"/>cout &lt;&lt; "\n--- Stack Menu ---\n";</text:p>
      <text:p text:style-name="Standard"><text:soft-page-break/><text:s text:c="8"/>cout &lt;&lt; "1. Push\n2. Pop\n3. Peek\n4. Display\n5. isEmpty\n6. isFull\n7. Exit\n";</text:p>
      <text:p text:style-name="Standard"><text:s text:c="8"/>cout &lt;&lt; "Enter your choice: ";</text:p>
      <text:p text:style-name="Standard"><text:s text:c="8"/>cin &gt;&gt; choice;</text:p>
      <text:p text:style-name="Standard"/>
      <text:p text:style-name="Standard"><text:s text:c="8"/>switch (choice) {</text:p>
      <text:p text:style-name="Standard"><text:s text:c="12"/>case 1:</text:p>
      <text:p text:style-name="Standard"><text:s text:c="16"/>cout &lt;&lt; "Enter value to push: ";</text:p>
      <text:p text:style-name="Standard"><text:s text:c="16"/>cin &gt;&gt; value;</text:p>
      <text:p text:style-name="Standard"><text:s text:c="16"/>s.push(value);</text:p>
      <text:p text:style-name="Standard"><text:s text:c="16"/>break;</text:p>
      <text:p text:style-name="Standard"><text:s text:c="12"/>case 2:</text:p>
      <text:p text:style-name="Standard"><text:s text:c="16"/>s.pop();</text:p>
      <text:p text:style-name="Standard"><text:s text:c="16"/>break;</text:p>
      <text:p text:style-name="Standard"><text:s text:c="12"/>case 3:</text:p>
      <text:p text:style-name="Standard"><text:s text:c="16"/>s.peek();</text:p>
      <text:p text:style-name="Standard"><text:s text:c="16"/>break;</text:p>
      <text:p text:style-name="Standard"><text:s text:c="12"/>case 4:</text:p>
      <text:p text:style-name="Standard"><text:s text:c="16"/>s.display();</text:p>
      <text:p text:style-name="Standard"><text:s text:c="16"/>break;</text:p>
      <text:p text:style-name="Standard"><text:s text:c="12"/>case 5:</text:p>
      <text:p text:style-name="Standard"><text:s text:c="16"/>cout &lt;&lt; (s.isEmpty() ? "Stack is empty\n" : "Stack is not empty\n");</text:p>
      <text:p text:style-name="Standard"><text:soft-page-break/><text:s text:c="16"/>break;</text:p>
      <text:p text:style-name="Standard"><text:s text:c="12"/>case 6:</text:p>
      <text:p text:style-name="Standard"><text:s text:c="16"/>cout &lt;&lt; (s.isFull() ? "Stack is full\n" : "Stack is not full\n");</text:p>
      <text:p text:style-name="Standard"><text:s text:c="16"/>break;</text:p>
      <text:p text:style-name="Standard"><text:s text:c="12"/>case 7:</text:p>
      <text:p text:style-name="Standard"><text:s text:c="16"/>cout &lt;&lt; "Exiting program.\n";</text:p>
      <text:p text:style-name="Standard"><text:s text:c="16"/>break;</text:p>
      <text:p text:style-name="Standard"><text:s text:c="12"/>default:</text:p>
      <text:p text:style-name="Standard"><text:s text:c="16"/>cout &lt;&lt; "Invalid choice!\n";</text:p>
      <text:p text:style-name="Standard"><text:s text:c="8"/>}</text:p>
      <text:p text:style-name="Standard"><text:s text:c="4"/>} while (choice != 7);</text:p>
      <text:p text:style-name="Standard"/>
      <text:p text:style-name="Standard"><text:s text:c="4"/>return 0;</text:p>
      <text:p text:style-name="Standard">}</text:p>
      <text:p text:style-name="Standard"/>
      <text:p text:style-name="Standard">Ques 2</text:p>
      <text:p text:style-name="Standard">#include &lt;iostream&gt;</text:p>
      <text:p text:style-name="Standard">#include &lt;stack&gt;</text:p>
      <text:p text:style-name="Standard">using namespace std;</text:p>
      <text:p text:style-name="Standard"/>
      <text:p text:style-name="Standard">int main() {</text:p>
      <text:p text:style-name="Standard"><text:soft-page-break/><text:s text:c="4"/>string s = "DataStructure";</text:p>
      <text:p text:style-name="Standard"><text:s text:c="4"/>stack&lt;char&gt; st;</text:p>
      <text:p text:style-name="Standard"><text:s text:c="4"/>for (int i = 0; i &lt; s.size(); i++)</text:p>
      <text:p text:style-name="Standard"><text:s text:c="8"/>st.push(s[i]);</text:p>
      <text:p text:style-name="Standard"><text:s text:c="4"/>string rev = "";</text:p>
      <text:p text:style-name="Standard"><text:s text:c="4"/>while (!st.empty()) {</text:p>
      <text:p text:style-name="Standard"><text:s text:c="8"/>rev += st.top();</text:p>
      <text:p text:style-name="Standard"><text:s text:c="8"/>st.pop();</text:p>
      <text:p text:style-name="Standard"><text:s text:c="4"/>}</text:p>
      <text:p text:style-name="Standard"><text:s text:c="4"/>cout &lt;&lt; rev;</text:p>
      <text:p text:style-name="Standard"><text:s text:c="4"/>return 0;</text:p>
      <text:p text:style-name="Standard">}</text:p>
      <text:p text:style-name="Standard"/>
      <text:p text:style-name="Standard">Ques 3</text:p>
      <text:p text:style-name="Standard">#include &lt;iostream&gt;</text:p>
      <text:p text:style-name="Standard">#include &lt;stack&gt;</text:p>
      <text:p text:style-name="Standard">using namespace std;</text:p>
      <text:p text:style-name="Standard"/>
      <text:p text:style-name="Standard">int main() {</text:p>
      <text:p text:style-name="Standard"><text:s text:c="4"/>string exp;</text:p>
      <text:p text:style-name="Standard"><text:s text:c="4"/>cout &lt;&lt; "Enter expression: ";</text:p>
      <text:p text:style-name="Standard"><text:soft-page-break/><text:s text:c="4"/>cin &gt;&gt; exp;</text:p>
      <text:p text:style-name="Standard"><text:s text:c="4"/>stack&lt;char&gt; s;</text:p>
      <text:p text:style-name="Standard"><text:s text:c="4"/>for (int i = 0; i &lt; exp.size(); i++) {</text:p>
      <text:p text:style-name="Standard"><text:s text:c="8"/>char c = exp[i];</text:p>
      <text:p text:style-name="Standard"><text:s text:c="8"/>if (c == '(' || c == '{' || c == '[')</text:p>
      <text:p text:style-name="Standard"><text:s text:c="12"/>s.push(c);</text:p>
      <text:p text:style-name="Standard"><text:s text:c="8"/>else if (c == ')' || c == '}' || c == ']') {</text:p>
      <text:p text:style-name="Standard"><text:s text:c="12"/>if (s.empty()) {</text:p>
      <text:p text:style-name="Standard"><text:s text:c="16"/>cout &lt;&lt; "Not Balanced";</text:p>
      <text:p text:style-name="Standard"><text:s text:c="16"/>return 0;</text:p>
      <text:p text:style-name="Standard"><text:s text:c="12"/>}</text:p>
      <text:p text:style-name="Standard"><text:s text:c="12"/>char top = s.top();</text:p>
      <text:p text:style-name="Standard"><text:s text:c="12"/>if ((c == ')' &amp;&amp; top == '(') || (c == '}' &amp;&amp; top == '{') || (c == ']' &amp;&amp; top == '['))</text:p>
      <text:p text:style-name="Standard"><text:s text:c="16"/>s.pop();</text:p>
      <text:p text:style-name="Standard"><text:s text:c="12"/>else {</text:p>
      <text:p text:style-name="Standard"><text:s text:c="16"/>cout &lt;&lt; "Not Balanced";</text:p>
      <text:p text:style-name="Standard"><text:s text:c="16"/>return 0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if (s.empty())</text:p>
      <text:p text:style-name="Standard"><text:soft-page-break/><text:s text:c="8"/>cout &lt;&lt; "Balanced";</text:p>
      <text:p text:style-name="Standard"><text:s text:c="4"/>else</text:p>
      <text:p text:style-name="Standard"><text:s text:c="8"/>cout &lt;&lt; "Not Balanced";</text:p>
      <text:p text:style-name="Standard"><text:s text:c="4"/>return 0;</text:p>
      <text:p text:style-name="Standard">}</text:p>
      <text:p text:style-name="Standard"/>
      <text:p text:style-name="Standard">Ques 4</text:p>
      <text:p text:style-name="Standard">#include &lt;iostream&gt;</text:p>
      <text:p text:style-name="Standard">#include &lt;stack&gt;</text:p>
      <text:p text:style-name="Standard">using namespace std;</text:p>
      <text:p text:style-name="Standard"/>
      <text:p text:style-name="Standard">int prec(char c) {</text:p>
      <text:p text:style-name="Standard"><text:s text:c="4"/>if (c == '^') return 3;</text:p>
      <text:p text:style-name="Standard"><text:s text:c="4"/>else if (c == '*' || c == '/') return 2;</text:p>
      <text:p text:style-name="Standard"><text:s text:c="4"/>else if (c == '+' || c == '-') return 1;</text:p>
      <text:p text:style-name="Standard"><text:s text:c="4"/>else return -1;</text:p>
      <text:p text:style-name="Standard">}</text:p>
      <text:p text:style-name="Standard"/>
      <text:p text:style-name="Standard">int main() {</text:p>
      <text:p text:style-name="Standard"><text:s text:c="4"/>string infix, postfix = "";</text:p>
      <text:p text:style-name="Standard"><text:s text:c="4"/>cout &lt;&lt; "Enter infix expression: ";</text:p>
      <text:p text:style-name="Standard"><text:soft-page-break/><text:s text:c="4"/>cin &gt;&gt; infix;</text:p>
      <text:p text:style-name="Standard"><text:s text:c="4"/>stack&lt;char&gt; s;</text:p>
      <text:p text:style-name="Standard"/>
      <text:p text:style-name="Standard"><text:s text:c="4"/>for (int i = 0; i &lt; infix.size(); i++) {</text:p>
      <text:p text:style-name="Standard"><text:s text:c="8"/>char c = infix[i];</text:p>
      <text:p text:style-name="Standard"><text:s text:c="8"/>if ((c &gt;= 'a' &amp;&amp; c &lt;= 'z') || (c &gt;= 'A' &amp;&amp; c &lt;= 'Z'))</text:p>
      <text:p text:style-name="Standard"><text:s text:c="12"/>postfix += c;</text:p>
      <text:p text:style-name="Standard"><text:s text:c="8"/>else if (c == '(')</text:p>
      <text:p text:style-name="Standard"><text:s text:c="12"/>s.push(c);</text:p>
      <text:p text:style-name="Standard"><text:s text:c="8"/>else if (c == ')') {</text:p>
      <text:p text:style-name="Standard"><text:s text:c="12"/>while (!s.empty() &amp;&amp; s.top() != '(') {</text:p>
      <text:p text:style-name="Standard"><text:s text:c="16"/>postfix += s.top();</text:p>
      <text:p text:style-name="Standard"><text:s text:c="16"/>s.pop();</text:p>
      <text:p text:style-name="Standard"><text:s text:c="12"/>}</text:p>
      <text:p text:style-name="Standard"><text:s text:c="12"/>if (!s.empty()) s.pop();</text:p>
      <text:p text:style-name="Standard"><text:s text:c="8"/>}</text:p>
      <text:p text:style-name="Standard"><text:s text:c="8"/>else {</text:p>
      <text:p text:style-name="Standard"><text:s text:c="12"/>while (!s.empty() &amp;&amp; prec(c) &lt;= prec(s.top())) {</text:p>
      <text:p text:style-name="Standard"><text:s text:c="16"/>postfix += s.top();</text:p>
      <text:p text:style-name="Standard"><text:s text:c="16"/>s.pop();</text:p>
      <text:p text:style-name="Standard"><text:s text:c="12"/>}</text:p>
      <text:p text:style-name="Standard"><text:soft-page-break/><text:s text:c="12"/>s.push(c);</text:p>
      <text:p text:style-name="Standard"><text:s text:c="8"/>}</text:p>
      <text:p text:style-name="Standard"><text:s text:c="4"/>}</text:p>
      <text:p text:style-name="Standard"/>
      <text:p text:style-name="Standard"><text:s text:c="4"/>while (!s.empty()) {</text:p>
      <text:p text:style-name="Standard"><text:s text:c="8"/>postfix += s.top();</text:p>
      <text:p text:style-name="Standard"><text:s text:c="8"/>s.pop();</text:p>
      <text:p text:style-name="Standard"><text:s text:c="4"/>}</text:p>
      <text:p text:style-name="Standard"/>
      <text:p text:style-name="Standard"><text:s text:c="4"/>cout &lt;&lt; "Postfix: " &lt;&lt; postfix;</text:p>
      <text:p text:style-name="Standard"><text:s text:c="4"/>return 0;</text:p>
      <text:p text:style-name="Standard">}</text:p>
      <text:p text:style-name="Standard">Ques 5</text:p>
      <text:p text:style-name="Standard">#include &lt;iostream&gt;</text:p>
      <text:p text:style-name="Standard">#include &lt;stack&gt;</text:p>
      <text:p text:style-name="Standard">#include &lt;cmath&gt;</text:p>
      <text:p text:style-name="Standard">using namespace std;</text:p>
      <text:p text:style-name="Standard"/>
      <text:p text:style-name="Standard">int main() {</text:p>
      <text:p text:style-name="Standard"><text:s text:c="4"/>string exp;</text:p>
      <text:p text:style-name="Standard"><text:s text:c="4"/>cout &lt;&lt; "Enter postfix expression: ";</text:p>
      <text:p text:style-name="Standard"><text:soft-page-break/><text:s text:c="4"/>cin &gt;&gt; exp;</text:p>
      <text:p text:style-name="Standard"><text:s text:c="4"/>stack&lt;int&gt; s;</text:p>
      <text:p text:style-name="Standard"/>
      <text:p text:style-name="Standard"><text:s text:c="4"/>for (int i = 0; i &lt; exp.size(); i++) {</text:p>
      <text:p text:style-name="Standard"><text:s text:c="8"/>char c = exp[i];</text:p>
      <text:p text:style-name="Standard"><text:s text:c="8"/>if (isdigit(c))</text:p>
      <text:p text:style-name="Standard"><text:s text:c="12"/>s.push(c - '0');</text:p>
      <text:p text:style-name="Standard"><text:s text:c="8"/>else {</text:p>
      <text:p text:style-name="Standard"><text:s text:c="12"/>int val2 = s.top(); s.pop();</text:p>
      <text:p text:style-name="Standard"><text:s text:c="12"/>int val1 = s.top(); s.pop();</text:p>
      <text:p text:style-name="Standard"><text:s text:c="12"/>switch (c) {</text:p>
      <text:p text:style-name="Standard"><text:s text:c="16"/>case '+': s.push(val1 + val2); break;</text:p>
      <text:p text:style-name="Standard"><text:s text:c="16"/>case '-': s.push(val1 - val2); break;</text:p>
      <text:p text:style-name="Standard"><text:s text:c="16"/>case '*': s.push(val1 * val2); break;</text:p>
      <text:p text:style-name="Standard"><text:s text:c="16"/>case '/': s.push(val1 / val2); break;</text:p>
      <text:p text:style-name="Standard"><text:s text:c="16"/>case '^': s.push(pow(val1, val2)); break;</text:p>
      <text:p text:style-name="Standard"><text:s text:c="12"/>}</text:p>
      <text:p text:style-name="Standard"><text:s text:c="8"/>}</text:p>
      <text:p text:style-name="Standard"><text:s text:c="4"/>}</text:p>
      <text:p text:style-name="Standard"/>
      <text:p text:style-name="Standard"><text:s text:c="4"/>cout &lt;&lt; "Result: " &lt;&lt; s.top();</text:p>
      <text:p text:style-name="Standard"><text:soft-page-break/><text:s text:c="4"/>return 0;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2" meta:paragraph-count="207" meta:word-count="700" meta:character-count="4949" meta:non-whitespace-character-count="2931"/>
    <meta:generator>LibreOfficeDev/6.0.5.2$Linux_X86_64 LibreOffice_project/</meta:generator>
  </office:meta>
</office:document-meta>
</file>